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41620434D5DE940963D.png" manifest:media-type="image/png"/>
  <manifest:file-entry manifest:full-path="Pictures/10000001000003A3000000C4A0C77E377206E7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5a2" officeooo:paragraph-rsid="000045a2"/>
    </style:style>
    <style:style style:name="P2" style:family="paragraph" style:parent-style-name="Standard">
      <style:text-properties officeooo:rsid="00009053" officeooo:paragraph-rsid="000090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BRICE MLILI</text:p>
      <text:p text:style-name="P1"/>
      <text:p text:style-name="P1">https://dib3tj.deta.dev/</text:p>
      <text:p text:style-name="P1"/>
      <text:p text:style-name="P1"/>
      <text:p text:style-name="P1"><draw:frame draw:style-name="fr2" draw:name="Image1" text:anchor-type="char" svg:width="17cm" svg:height="3.579cm" draw:z-index="0"><draw:image xlink:href="Pictures/10000001000003A3000000C4A0C77E377206E7FD.png" xlink:type="simple" xlink:show="embed" xlink:actuate="onLoad" draw:mime-type="image/png"/></draw:frame><draw:frame draw:style-name="fr1" draw:name="Image2" text:anchor-type="char" svg:x="0.018cm" svg:y="5.33cm" svg:width="17cm" svg:height="9.569cm" draw:z-index="1"><draw:image xlink:href="Pictures/10000001000007420000041620434D5DE94096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51:46.959566463</meta:creation-date>
    <dc:date>2022-12-05T15:40:55.066946373</dc:date>
    <meta:editing-duration>PT8M47S</meta:editing-duration>
    <meta:editing-cycles>1</meta:editing-cycles>
    <meta:document-statistic meta:table-count="0" meta:image-count="2" meta:object-count="0" meta:page-count="1" meta:paragraph-count="2" meta:word-count="3" meta:character-count="37" meta:non-whitespace-character-count="36"/>
    <meta:generator>LibreOffice/7.3.7.2$Linux_X86_64 LibreOffice_project/30$Build-2</meta:generator>
  </office:meta>
</office:document-meta>
</file>